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'Times New Roman', Times, serif"/>
    <style:font-face style:name="Open Sans" svg:font-family="'Open Sans'"/>
    <style:font-face style:name="Roboto" svg:font-family="Roboto, sans-serif, Arial, Helvetica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 Pro" svg:font-family="'Verdana Pro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Verdana Pro"/>
    </style:style>
    <style:style style:name="P2" style:family="paragraph" style:parent-style-name="Standard">
      <style:text-properties style:font-name="Verdana Pro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Verdana Pro" officeooo:paragraph-rsid="0011287f"/>
    </style:style>
    <style:style style:name="P4" style:family="paragraph" style:parent-style-name="Standard">
      <style:text-properties style:font-name="Verdana Pro" fo:font-weight="bold" officeooo:paragraph-rsid="0011287f" style:font-weight-asian="bold" style:font-weight-complex="bold"/>
    </style:style>
    <style:style style:name="P5" style:family="paragraph" style:parent-style-name="Standard">
      <style:text-properties style:font-name="Verdana Pro" officeooo:paragraph-rsid="00122019"/>
    </style:style>
    <style:style style:name="P6" style:family="paragraph" style:parent-style-name="Standard">
      <style:text-properties style:font-name="Verdana Pro" fo:font-size="15pt" fo:font-weight="bold" officeooo:rsid="00143517" officeooo:paragraph-rsid="00143517" style:font-size-asian="15pt" style:font-weight-asian="bold" style:font-size-complex="15pt" style:font-weight-complex="bold"/>
    </style:style>
    <style:style style:name="P7" style:family="paragraph" style:parent-style-name="Heading_20_2">
      <style:text-properties fo:font-variant="normal" fo:text-transform="none" fo:color="#222222" style:font-name="Georgia" fo:letter-spacing="normal" fo:font-style="normal" fo:font-weight="normal" officeooo:paragraph-rsid="00122019"/>
    </style:style>
    <style:style style:name="P8" style:family="paragraph" style:parent-style-name="Text_20_body">
      <style:paragraph-properties fo:margin-left="0cm" fo:margin-right="0cm" fo:margin-top="0cm" fo:margin-bottom="0.529cm" loext:contextual-spacing="false" fo:orphans="2" fo:widows="2" fo:text-indent="0cm" style:auto-text-indent="false" fo:padding="0cm" fo:border="none"/>
      <style:text-properties fo:font-variant="normal" fo:text-transform="none" fo:color="#222222" style:font-name="Roboto" fo:font-size="13.5pt" fo:letter-spacing="normal" fo:font-style="normal" fo:font-weight="normal" officeooo:paragraph-rsid="00122019"/>
    </style:style>
    <style:style style:name="T1" style:family="text">
      <style:text-properties fo:font-variant="normal" fo:text-transform="none" fo:color="#444444" style:font-name="Open Sans" fo:font-size="12pt" fo:letter-spacing="normal" fo:font-style="normal" fo:font-weight="normal"/>
    </style:style>
    <style:style style:name="T2" style:family="text">
      <style:text-properties fo:font-variant="normal" fo:text-transform="none" fo:color="#444444" style:font-name="Open Sans" fo:font-size="12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444444" fo:letter-spacing="normal"/>
    </style:style>
    <style:style style:name="T4" style:family="text">
      <style:text-properties fo:font-variant="normal" fo:text-transform="none" fo:color="#cf4d35" style:text-line-through-style="none" style:text-line-through-type="none" style:font-name="Open Sans" fo:font-size="12pt" fo:letter-spacing="normal" fo:font-style="normal" style:text-underline-style="none" fo:font-weight="normal" style:text-blinking="false" loext:padding="0cm" loext:border="none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https://www.bbc.com/mundo/vert-fut-44667342" text:style-name="Internet_20_link" text:visited-style-name="Visited_20_Internet_20_Link"><text:span text:style-name="T6">https://www.bbc.com/mundo/vert-fut-44667342</text:span></text:a><text:span text:style-name="T6"> </text:span></text:p>
      <text:p text:style-name="P2"><text:span text:style-name="T6"/></text:p>
      <text:p text:style-name="P2"><text:a xlink:type="simple" xlink:href="https://www.ticbeat.com/salud/asmr-sonidos-relajantes-para-dormir/" text:style-name="Internet_20_link" text:visited-style-name="Visited_20_Internet_20_Link"><text:span text:style-name="T6">https://www.ticbeat.com/salud/asmr-sonidos-relajantes-para-dormir/</text:span></text:a><text:span text:style-name="T6"> </text:span></text:p>
      <text:p text:style-name="P2"><text:span text:style-name="T6"/></text:p>
      <text:p text:style-name="P2"><text:a xlink:type="simple" xlink:href="https://ecodiario.eleconomista.es/noticias/noticias/8870180/01/18/ASMR-Que-son-estos-videos-y-por-que-Youtube-se-ha-llenado-de-ellos.html" text:style-name="Internet_20_link" text:visited-style-name="Visited_20_Internet_20_Link"><text:span text:style-name="T6">https://ecodiario.eleconomista.es/noticias/noticias/8870180/01/18/ASMR-Que-son-estos-videos-y-por-que-Youtube-se-ha-llenado-de-ellos.html</text:span></text:a><text:span text:style-name="T6"> </text:span></text:p>
      <text:p text:style-name="P2"><text:span text:style-name="T6"/></text:p>
      <text:p text:style-name="P2"><text:a xlink:type="simple" xlink:href="https://www.cosmopolitan.com/es/consejos-planes/familia-amigos/a22195659/asmr-que-es/" text:style-name="Internet_20_link" text:visited-style-name="Visited_20_Internet_20_Link"><text:span text:style-name="T6">https://www.cosmopolitan.com/es/consejos-planes/familia-amigos/a22195659/asmr-que-es/</text:span></text:a><text:span text:style-name="T6"> </text:span></text:p>
      <text:p text:style-name="P2"/>
      <text:p text:style-name="P2">¿Qué es ASMR?</text:p>
      <text:p text:style-name="P2"/>
      <text:p text:style-name="P2"><text:span text:style-name="T1">A finales del 2016, </text:span><text:span text:style-name="Strong_20_Emphasis"><text:span text:style-name="T2">ASMR</text:span></text:span><text:span text:style-name="T3"> </text:span><text:a xlink:type="simple" xlink:href="https://storage.googleapis.com/twg-content/documents/youtube-search-interest-asmr-2.svg" office:target-frame-name="_blank" xlink:show="new" text:style-name="Internet_20_link" text:visited-style-name="Visited_20_Internet_20_Link"><text:span text:style-name="T4">era un término de búsqueda más popular en Google que el chocolate</text:span></text:a><text:span text:style-name="T1">. Si </text:span><text:a xlink:type="simple" xlink:href="https://www.youtube.com/results?search_query=ASMR" office:target-frame-name="_blank" xlink:show="new" text:style-name="Internet_20_link" text:visited-style-name="Visited_20_Internet_20_Link"><text:span text:style-name="T4">tecleas esta palabra en Youtube</text:span></text:a><text:span text:style-name="T1">, te saldrán un montón de vídeos en los  que el sonido es en general el gran protagonista: personas susurrando, cortando arena kinética, pintando, peinándose o haciendo tapping, aunque el estímulo también puede ser visual o ultrasensorial. Si al visualizar algún contenido de este tipo te sientes profundamente relajado y notas un hormigueo placentero en la cabeza y el cuello que baja hacia por la espalda y las extremidades, es probable que te enganches a ellos.</text:span> </text:p>
      <text:p text:style-name="P2"/>
      <text:p text:style-name="P3"><text:tab/>El término apareció por primera vez a principios de 2010 en una página de Facebook, aunque el concepto al que se refieren las siglas ya se había planteado y debatido en varios foros de Internet dos años antes. </text:p>
      <text:p text:style-name="P3"><text:tab/>Desde que se conoce la existencia de este fenómeno, han proliferado los vídeos en los que youtubers ASMR experimentan con el sonido de sus voces y objetos para desencadenar respuestas ASMR.</text:p>
      <text:p text:style-name="P1"/>
      <text:p text:style-name="P3"><text:tab/>El acrónimo ASMR (Autonomous Sensory Meridian Response), que en español significa "Respuesta Sensorial Meridiana Autónoma", es un fenómeno biológico caracterizado por una placentera sensación que provoca calidez y relajación. </text:p>
      <text:p text:style-name="P3"><text:tab/>En ocasiones puede estar acompañado de cierto hormigueo que se siente usualmente en la cabeza, cuero cabelludo o regiones periféricas del cuerpo como respuesta a varios estímulos visuales y auditivos.</text:p>
      <text:p text:style-name="P1"/>
      <text:p text:style-name="P3"><text:tab/>El estado subjetivo al que se refiere este término es algo parecido a la sensación producida por masaje basado en el sonido envolvente, las imágenes y la retroalimentación psicológica que todo ello produce.</text:p>
      <text:p text:style-name="P3"/>
      <text:p text:style-name="P3">Otra forma más intuitiva y fácil de comprender lo que es ASMR es "orgasmos cerebrales".</text:p>
      <text:p text:style-name="P3"/>
      <text:p text:style-name="P3"/>
      <text:p text:style-name="P4">Usan susurros y patrones de sonidos repetitivos</text:p>
      <text:p text:style-name="P4"/>
      <text:p text:style-name="P5"><text:tab/>En definitiva, ASMR es la etiqueta que se utiliza para referirse a los vídeos pensados para inducir estados placenteros en el espectador. </text:p>
      <text:p text:style-name="P5"><text:soft-page-break/></text:p>
      <text:p text:style-name="P5"><text:tab/>Para conseguir este efecto, los aficionados se sirven de micrófonos preparados para captar sonido en tres dimensiones que permitan crear una sensación envolvente en el oyente.</text:p>
      <text:p text:style-name="P3"><text:tab/></text:p>
      <text:p text:style-name="P5"><text:tab/>Es frecuente usar susurros y patrones de sonidos repetitivos para hacer una especie de masaje que se transmite por ondas sonoras. </text:p>
      <text:p text:style-name="P5"/>
      <text:p text:style-name="P5"><text:tab/>Los vídeos de ASMR se caracterizan por ser largos, sin ruidos imprevistos y estar basados en los sonidos de bajo volumen sin estridencias.</text:p>
      <text:p text:style-name="P5"/>
      <text:p text:style-name="P5"/>
      <text:h text:style-name="P7" text:outline-level="2">¿Funcionan realmente los vídeos ASMR?</text:h>
      <text:p text:style-name="P8"><text:tab/>La verdad es que hay personas más propensas que otras a la hora de experimentar este tipo de hormigueo agradable, e incluso hay personas que son incapaces de notar nada. </text:p>
      <text:p text:style-name="P8"><text:tab/>Hay una gran falta de investigaciones científicas en lo relativo a estudiar las sensaciones, los patrones de activación neuronal y hormonal impulsados por las sesiones ASMR.</text:p>
      <text:p text:style-name="P6">Contenido ASM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'Times New Roman', Times, serif"/>
    <style:font-face style:name="Open Sans" svg:font-family="'Open Sans'"/>
    <style:font-face style:name="Roboto" svg:font-family="Roboto, sans-serif, Arial, Helvetica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 Pro" svg:font-family="'Verdana Pro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16:17:41.767000000</meta:creation-date>
    <dc:date>2020-02-20T13:38:27.464000000</dc:date>
    <meta:editing-duration>PT20H14S</meta:editing-duration>
    <meta:editing-cycles>4</meta:editing-cycles>
    <meta:generator>Neat_Office/6.2.8.2$Windows_x86 LibreOffice_project/</meta:generator>
    <meta:document-statistic meta:table-count="0" meta:image-count="0" meta:object-count="0" meta:page-count="2" meta:paragraph-count="22" meta:word-count="443" meta:character-count="3091" meta:non-whitespace-character-count="2646"/>
  </office:meta>
</office:document-meta>
</file>